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ation1" svg:font-family="Sansation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ation" svg:font-family="Sansatio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="solid" draw:fill-color="#eeeee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22.99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Sansation1" fo:font-size="45pt" style:font-size-asian="45pt" style:font-size-complex="45pt"/>
    </style:style>
    <style:style style:name="P2" style:family="paragraph">
      <style:paragraph-properties fo:text-align="center"/>
      <style:text-properties fo:font-size="21pt" style:font-size-asian="21pt" style:font-size-complex="21pt"/>
    </style:style>
    <style:style style:name="P3" style:family="paragraph">
      <style:paragraph-properties fo:text-align="center"/>
      <style:text-properties fo:color="#333333" style:font-name="Sansation" fo:font-size="21pt" style:font-size-asian="21pt" style:font-size-complex="21pt"/>
    </style:style>
    <style:style style:name="T1" style:family="text">
      <style:text-properties style:font-name="Sansation1" fo:font-size="45pt" style:font-size-asian="45pt" style:font-size-complex="45pt"/>
    </style:style>
    <style:style style:name="T2" style:family="text">
      <style:text-properties fo:color="#333333" style:font-name="Sansation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37.799cm" svg:height="22.991cm" svg:x="2.1cm" svg:y="1.183cm" presentation:class="subtitle" presentation:user-transformed="true">
          <draw:text-box>
            <text:p><text:span text:style-name="T1">Scribble Programming Language</text:span></text:p>
          </draw:text-box>
        </draw:frame>
        <draw:custom-shape draw:style-name="gr1" draw:text-style-name="P3" draw:layer="layout" svg:width="37.799cm" svg:height="11.4cm" svg:x="2.1cm" svg:y="16.6cm">
          <text:p text:style-name="P2"><text:span text:style-name="T2">Scribble is an imperative programming language which can be used as a scripting language inside </text:span></text:p>
          <text:p text:style-name="P2"><text:span text:style-name="T2">C++ applications. It has been designed to reduce development time and allow for</text:span></text:p>
          <text:p text:style-name="P2"><text:span text:style-name="T2">third party modification of a product without requiring the release of source code.</text:span></text:p>
          <text:p text:style-name="P2"><text:span text:style-name="T2"/></text:p>
          <text:p text:style-name="P2"><text:span text:style-name="T2">The language has a simple syntax and supports garbage collection to try and reduce the effort</text:span></text:p>
          <text:p text:style-name="P2"><text:span text:style-name="T2">required to implement complex tasks. It also allows developers to write more intensive functions in the</text:span></text:p>
          <text:p text:style-name="P2"><text:span text:style-name="T2">faster C++ programming language via a simple 2 way interface which allows each language to execute</text:span></text:p>
          <text:p text:style-name="P2"><text:span text:style-name="T2">specific functions in the other at runtime.</text:span></text:p>
          <text:p text:style-name="P2"><text:span text:style-name="T2"/></text:p>
          <text:p text:style-name="P2"><text:span text:style-name="T2">Scribble programs are compiled during the master programs runtime and can be recompiled </text:span></text:p>
          <text:p text:style-name="P2"><text:span text:style-name="T2">without having to close the process within which they are embedded. This allows for rapid prototyping of</text:span></text:p>
          <text:p text:style-name="P2"><text:span text:style-name="T2">Code which is very important in large programs such as a 3d editor which makes repeat</text:span></text:p>
          <text:p text:style-name="P2"><text:span text:style-name="T2">recompilation is undesirabl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ation1" svg:font-family="Sansation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ation" svg:font-family="Sansatio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CRAY_20_GRAY" draw:display-name="CRAY GRAY" draw:style="rectangular" draw:cx="50%" draw:cy="50%" draw:start-color="#6d0019" draw:end-color="#a90329" draw:start-intensity="100%" draw:end-intensity="100%" draw:angle="450" draw:border="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CRAY_20_GRAY" draw:fill-image-width="0cm" draw:fill-image-height="0cm"/>
      <style:paragraph-properties fo:margin-left="0cm" fo:margin-right="0cm" fo:margin-top="0cm" fo:margin-bottom="0cm" fo:text-inden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6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64cm" fo:text-indent="0cm"/>
      <style:text-properties fo:font-size="39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23cm" fo:text-indent="0cm"/>
      <style:text-properties fo:font-size="33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81cm" fo:text-indent="0cm"/>
      <style:text-properties fo:font-size="28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4cm" fo:text-indent="0cm"/>
      <style:text-properties fo:font-size="28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4cm" fo:text-indent="0cm"/>
      <style:text-properties fo:font-size="28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4cm" fo:text-indent="0cm"/>
      <style:text-properties fo:font-size="28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4cm" fo:text-indent="0cm"/>
      <style:text-properties fo:font-size="28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4cm" fo:text-indent="0cm"/>
      <style:text-properties fo:font-size="28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gradient" draw:fill-gradient-name="CRAY_20_GRA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Default" style:page-layout-name="PM1" draw:style-name="Mdp1">
      <draw:frame presentation:style-name="Default-title" draw:layer="backgroundobjects" svg:width="37.799cm" svg:height="4.959cm" svg:x="2.1cm" svg:y="1.183cm" presentation:class="title" presentation:placeholder="true">
        <draw:text-box/>
      </draw:frame>
      <draw:frame presentation:style-name="Default-outline1" draw:layer="backgroundobjects" svg:width="37.799cm" svg:height="17.225cm" svg:x="2.1cm" svg:y="6.948cm" presentation:class="outline" presentation:placeholder="true">
        <draw:text-box/>
      </draw:frame>
      <draw:frame presentation:style-name="Mpr1" draw:text-style-name="MP1" draw:layer="backgroundobjects" svg:width="9.785cm" svg:height="2.048cm" svg:x="2.1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313cm" svg:height="2.048cm" svg:x="14.364cm" svg:y="27.0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785cm" svg:height="2.048cm" svg:x="30.114cm" svg:y="27.0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ke Loring</meta:initial-creator>
    <meta:creation-date>2014-04-30T11:08:34.691977678</meta:creation-date>
    <dc:date>2014-05-01T12:24:03.681000071</dc:date>
    <dc:creator>Blake Loring</dc:creator>
    <meta:editing-duration>PT3H45M56S</meta:editing-duration>
    <meta:editing-cycles>55</meta:editing-cycles>
    <meta:generator>LibreOffice/4.2.3.3$Linux_X86_64 LibreOffice_project/420m0$Build-3</meta:generator>
    <meta:document-statistic meta:object-count="25"/>
  </office:meta>
</office:document-meta>
</file>